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ByteArrayOutputStreamTests.assertByteArrayEqualsString( FastByteArrayOutputStream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ByteArrayOutputStreamTests.getInputStream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ByteArrayOutputStreamTests.toByteArrayUnsaf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ByteArrayOutputStreamTests.autoG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ByteArrayOutputStreamTests.getInputStreamReadBytePromo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ByteArrayOutputStreamTests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ByteArrayOutputStreamTests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ByteArrayOutputStreamTests.getInputStreamReadBeyondEndOf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astByteArrayOutputStreamTests.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ByteArrayOutputStreamTests.writ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ByteArrayOutputStreamTests.getInputStreamSkip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ByteArrayOutputStreamTests.r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ByteArrayOutputStreamTests.updateMessageDig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ByteArrayOutputStreamTests.getInputStreamSk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ByteArrayOutputStreamTests.getInputStream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ByteArrayOutputStreamTests.getInputStreamRead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ByteArrayOutputStreamTests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ByteArrayOutputStreamTests.failR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ByteArrayOutputStreamTest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ByteArrayOutputStreamTests.updateMessageDigestManyBuff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